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71208" calcext:value-type="float">
            <text:p>133.8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1096" calcext:value-type="float">
            <text:p>133.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67704" calcext:value-type="float">
            <text:p>133.2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6336" calcext:value-type="float">
            <text:p>133.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7048" calcext:value-type="float">
            <text:p>129.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9904" calcext:value-type="float">
            <text:p>137.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55568" calcext:value-type="float">
            <text:p>130.6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14848" calcext:value-type="float">
            <text:p>132.5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200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6312" calcext:value-type="float">
            <text:p>132.0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4856" calcext:value-type="float">
            <text:p>129.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1432" calcext:value-type="float">
            <text:p>129.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2006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164" calcext:value-type="float">
            <text:p>131.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48048" calcext:value-type="float">
            <text:p>131.4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18208" calcext:value-type="float">
            <text:p>128.9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200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32736" calcext:value-type="float">
            <text:p>129.3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200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54072" calcext:value-type="float">
            <text:p>129.3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78128" calcext:value-type="float">
            <text:p>128.2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9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4648" calcext:value-type="float">
            <text:p>128.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9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1328" calcext:value-type="float">
            <text:p>129.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9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25984" calcext:value-type="float">
            <text:p>127.1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9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58928" calcext:value-type="float">
            <text:p>127.0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9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8448" calcext:value-type="float">
            <text:p>127.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61264" calcext:value-type="float">
            <text:p>127.4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9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87528" calcext:value-type="float">
            <text:p>127.2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8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43944" calcext:value-type="float">
            <text:p>126.0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8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0808" calcext:value-type="float">
            <text:p>125.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8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56776" calcext:value-type="float">
            <text:p>123.5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8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76488" calcext:value-type="float">
            <text:p>122.7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74608" calcext:value-type="float">
            <text:p>122.9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8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66176" calcext:value-type="float">
            <text:p>122.5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8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248" calcext:value-type="float">
            <text:p>122.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7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57416" calcext:value-type="float">
            <text:p>121.0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7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88864" calcext:value-type="float">
            <text:p>119.6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7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1104" calcext:value-type="float">
            <text:p>118.5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7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21992" calcext:value-type="float">
            <text:p>116.5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7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67184" calcext:value-type="float">
            <text:p>113.8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6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34368" calcext:value-type="float">
            <text:p>113.4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6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252" calcext:value-type="float">
            <text:p>111.6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2944" calcext:value-type="float">
            <text:p>110.4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6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0112" calcext:value-type="float">
            <text:p>109.1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6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072" calcext:value-type="float">
            <text:p>108.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6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8016" calcext:value-type="float">
            <text:p>106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6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13072" calcext:value-type="float">
            <text:p>106.1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6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80968" calcext:value-type="float">
            <text:p>105.2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6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51784" calcext:value-type="float">
            <text:p>104.9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6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8648" calcext:value-type="float">
            <text:p>105.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5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12" calcext:value-type="float">
            <text:p>104.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5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601</text:p>
          </table:table-cell>
          <table:table-cell office:value-type="string" calcext:value-type="string">
            <text:p>195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